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mark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style:font-name="Abyssinica SI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rk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oll No.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99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grawal Riya Gajesh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42" calcext:value-type="float">
            <text:p>4.4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nsari Sana Aseem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swani Dhiraj Dilipkuma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.82142857142857" calcext:value-type="float">
            <text:p>7.82142857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hul Balakrishnan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85" calcext:value-type="float">
            <text:p>8.8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.81666666666667" calcext:value-type="float">
            <text:p>8.816666666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ahrani Mohit Mukeshla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jaj Hena Suni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.9" calcext:value-type="float">
            <text:p>6.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 table:number-columns-repeated="99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athija Deepak Sunilkumar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.82142857142857" calcext:value-type="float">
            <text:p>7.821428571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di Akash Sun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lapurkar Gayatri Vyankatesh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45" calcext:value-type="float">
            <text:p>9.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llara Chirag Mahesh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hardwaj Yash Vishnu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hatia Dipesh Prakash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hatia Ronit Anil</text:p>
          </table:table-cell>
          <table:table-cell table:number-columns-repeated="26" office:value-type="float" office:value="4" calcext:value-type="float">
            <text:p>4</text:p>
          </table:table-cell>
          <table:table-cell table:number-columns-repeated="99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hengura Rajpreet Singh Paramjit Sing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handnani Himanshu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handnani Khushboo Sush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7.82142857142857" calcext:value-type="float">
            <text:p>7.82142857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ernandes Walsh Ton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8.73" calcext:value-type="float">
            <text:p>8.7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table:number-columns-repeated="99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angaramani Ashish Babis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Gupta Rekha Ghanshya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.81666666666667" calcext:value-type="float">
            <text:p>8.816666666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urnani Latika Prakash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Hazra Milan Loknath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65" calcext:value-type="float">
            <text:p>8.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.65" calcext:value-type="float">
            <text:p>8.65</text:p>
          </table:table-cell>
          <table:table-cell table:number-columns-repeated="99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yer Anirudh Venkatesh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Jadhav Shivani Ramesh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Janyani Sanjay Namdev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Jha Ujala Ashok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Jhurani Manish Raju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aloni Deepak Kadam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Kale Mohit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Kalra Sumeet Dilip</text:p>
          </table:table-cell>
          <table:table-cell office:value-type="float" office:value="8.91780821917808" calcext:value-type="float">
            <text:p>8.9178082192</text:p>
          </table:table-cell>
          <table:table-cell office:value-type="float" office:value="8.59722222222222" calcext:value-type="float">
            <text:p>8.5972222222</text:p>
          </table:table-cell>
          <table:table-cell office:value-type="float" office:value="8.55555555555556" calcext:value-type="float">
            <text:p>8.5555555556</text:p>
          </table:table-cell>
          <table:table-cell office:value-type="float" office:value="8.52777777777778" calcext:value-type="float">
            <text:p>8.5277777778</text:p>
          </table:table-cell>
          <table:table-cell office:value-type="float" office:value="8.68055555555556" calcext:value-type="float">
            <text:p>8.6805555556</text:p>
          </table:table-cell>
          <table:table-cell office:value-type="float" office:value="7.43055555555556" calcext:value-type="float">
            <text:p>7.4305555556</text:p>
          </table:table-cell>
          <table:table-cell office:value-type="float" office:value="7.48611111111111" calcext:value-type="float">
            <text:p>7.4861111111</text:p>
          </table:table-cell>
          <table:table-cell office:value-type="float" office:value="7.43055555555556" calcext:value-type="float">
            <text:p>7.4305555556</text:p>
          </table:table-cell>
          <table:table-cell office:value-type="float" office:value="6.875" calcext:value-type="float">
            <text:p>6.875</text:p>
          </table:table-cell>
          <table:table-cell office:value-type="float" office:value="7.72222222222222" calcext:value-type="float">
            <text:p>7.7222222222</text:p>
          </table:table-cell>
          <table:table-cell office:value-type="float" office:value="7.94366197183099" calcext:value-type="float">
            <text:p>7.9436619718</text:p>
          </table:table-cell>
          <table:table-cell office:value-type="float" office:value="7.7887323943662" calcext:value-type="float">
            <text:p>7.7887323944</text:p>
          </table:table-cell>
          <table:table-cell office:value-type="float" office:value="7.74647887323944" calcext:value-type="float">
            <text:p>7.7464788732</text:p>
          </table:table-cell>
          <table:table-cell office:value-type="float" office:value="7.94366197183099" calcext:value-type="float">
            <text:p>7.9436619718</text:p>
          </table:table-cell>
          <table:table-cell office:value-type="float" office:value="8.77142857142857" calcext:value-type="float">
            <text:p>8.7714285714</text:p>
          </table:table-cell>
          <table:table-cell office:value-type="float" office:value="9.05714285714286" calcext:value-type="float">
            <text:p>9.0571428571</text:p>
          </table:table-cell>
          <table:table-cell office:value-type="float" office:value="8.80281690140845" calcext:value-type="float">
            <text:p>8.8028169014</text:p>
          </table:table-cell>
          <table:table-cell office:value-type="float" office:value="8.85294117647059" calcext:value-type="float">
            <text:p>8.8529411765</text:p>
          </table:table-cell>
          <table:table-cell office:value-type="float" office:value="8.76470588235294" calcext:value-type="float">
            <text:p>8.7647058824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9.06153846153846" calcext:value-type="float">
            <text:p>9.0615384615</text:p>
          </table:table-cell>
          <table:table-cell office:value-type="float" office:value="7.6" calcext:value-type="float">
            <text:p>7.6</text:p>
          </table:table-cell>
          <table:table-cell office:value-type="float" office:value="7.38461538461539" calcext:value-type="float">
            <text:p>7.3846153846</text:p>
          </table:table-cell>
          <table:table-cell office:value-type="float" office:value="8.81666666666667" calcext:value-type="float">
            <text:p>8.816666666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Kataria Rohit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bhishek Kaudare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Khemani Laksh Ramchan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9.06153846153846" calcext:value-type="float">
            <text:p>9.0615384615</text:p>
          </table:table-cell>
          <table:table-cell office:value-type="float" office:value="7.6" calcext:value-type="float">
            <text:p>7.6</text:p>
          </table:table-cell>
          <table:table-cell office:value-type="float" office:value="7.38461538461539" calcext:value-type="float">
            <text:p>7.3846153846</text:p>
          </table:table-cell>
          <table:table-cell office:value-type="float" office:value="8.81666666666667" calcext:value-type="float">
            <text:p>8.816666666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Kothari Parth Shyamsunderji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Kripalani Kapil Arjundas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Lalwani Yash Anand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9.06153846153846" calcext:value-type="float">
            <text:p>9.0615384615</text:p>
          </table:table-cell>
          <table:table-cell office:value-type="float" office:value="7.6" calcext:value-type="float">
            <text:p>7.6</text:p>
          </table:table-cell>
          <table:table-cell office:value-type="float" office:value="7.38461538461539" calcext:value-type="float">
            <text:p>7.3846153846</text:p>
          </table:table-cell>
          <table:table-cell office:value-type="float" office:value="8.81666666666667" calcext:value-type="float">
            <text:p>8.816666666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Limaye Jalaj Sangram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table:number-columns-repeated="99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ulla Yogesh Dinesh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58" calcext:value-type="float">
            <text:p>9.5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.25" calcext:value-type="float">
            <text:p>9.25</text:p>
          </table:table-cell>
          <table:table-cell table:number-columns-repeated="99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dheshia Raj Sureshchandra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Neha Anup Mahesha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25" calcext:value-type="float">
            <text:p>8.25</text:p>
          </table:table-cell>
          <table:table-cell table:number-columns-repeated="99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khija Gaurav Anil</text:p>
          </table:table-cell>
          <table:table-cell office:value-type="float" office:value="10" calcext:value-type="float">
            <text:p>10</text:p>
          </table:table-cell>
          <table:table-cell table:number-columns-repeated="1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99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anchandani Moksh Akas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 table:number-columns-repeated="99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twani Harsh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9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otwani Ruchika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ulchandani Juhi Suni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25" calcext:value-type="float">
            <text:p>8.25</text:p>
          </table:table-cell>
          <table:table-cell table:number-columns-repeated="99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Nair Sejal Sethumadhavan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Rahul Nandrajo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9.06153846153846" calcext:value-type="float">
            <text:p>9.0615384615</text:p>
          </table:table-cell>
          <table:table-cell office:value-type="float" office:value="7.6" calcext:value-type="float">
            <text:p>7.6</text:p>
          </table:table-cell>
          <table:table-cell office:value-type="float" office:value="7.38461538461539" calcext:value-type="float">
            <text:p>7.3846153846</text:p>
          </table:table-cell>
          <table:table-cell office:value-type="float" office:value="8.81666666666667" calcext:value-type="float">
            <text:p>8.816666666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anali Patil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99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Tejashree Vijay Patil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.82142857142857" calcext:value-type="float">
            <text:p>7.82142857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.25" calcext:value-type="float">
            <text:p>9.25</text:p>
          </table:table-cell>
          <table:table-cell table:number-columns-repeated="99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Ranglani Anmol Suni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office:value-type="float" office:value="9.06153846153846" calcext:value-type="float">
            <text:p>9.0615384615</text:p>
          </table:table-cell>
          <table:table-cell office:value-type="float" office:value="7.6" calcext:value-type="float">
            <text:p>7.6</text:p>
          </table:table-cell>
          <table:table-cell office:value-type="float" office:value="7.38461538461539" calcext:value-type="float">
            <text:p>7.3846153846</text:p>
          </table:table-cell>
          <table:table-cell office:value-type="float" office:value="8.81666666666667" calcext:value-type="float">
            <text:p>8.816666666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bhishek Rathi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.81666666666667" calcext:value-type="float">
            <text:p>8.816666666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hakti Rijhwani</text:p>
          </table:table-cell>
          <table:table-cell table:number-columns-repeated="19"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9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ochlani Shyam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.85294117647059" calcext:value-type="float">
            <text:p>8.8529411765</text:p>
          </table:table-cell>
          <table:table-cell office:value-type="float" office:value="8.76470588235294" calcext:value-type="float">
            <text:p>8.7647058824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9.06153846153846" calcext:value-type="float">
            <text:p>9.0615384615</text:p>
          </table:table-cell>
          <table:table-cell office:value-type="float" office:value="7.6" calcext:value-type="float">
            <text:p>7.6</text:p>
          </table:table-cell>
          <table:table-cell office:value-type="float" office:value="7.38461538461539" calcext:value-type="float">
            <text:p>7.3846153846</text:p>
          </table:table-cell>
          <table:table-cell office:value-type="float" office:value="8.81666666666667" calcext:value-type="float">
            <text:p>8.816666666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ohra Sumit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04" calcext:value-type="float">
            <text:p>8.0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9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fdnifsninin</text:p>
          </table:table-cell>
          <table:table-cell office:value-type="float" office:value="8.91780821917808" calcext:value-type="float">
            <text:p>8.9178082192</text:p>
          </table:table-cell>
          <table:table-cell office:value-type="float" office:value="8.59722222222222" calcext:value-type="float">
            <text:p>8.5972222222</text:p>
          </table:table-cell>
          <table:table-cell office:value-type="float" office:value="8.55555555555556" calcext:value-type="float">
            <text:p>8.5555555556</text:p>
          </table:table-cell>
          <table:table-cell office:value-type="float" office:value="8.52777777777778" calcext:value-type="float">
            <text:p>8.5277777778</text:p>
          </table:table-cell>
          <table:table-cell office:value-type="float" office:value="8.68055555555556" calcext:value-type="float">
            <text:p>8.6805555556</text:p>
          </table:table-cell>
          <table:table-cell office:value-type="float" office:value="7.43055555555556" calcext:value-type="float">
            <text:p>7.4305555556</text:p>
          </table:table-cell>
          <table:table-cell office:value-type="float" office:value="7.48611111111111" calcext:value-type="float">
            <text:p>7.4861111111</text:p>
          </table:table-cell>
          <table:table-cell office:value-type="float" office:value="7.43055555555556" calcext:value-type="float">
            <text:p>7.4305555556</text:p>
          </table:table-cell>
          <table:table-cell office:value-type="float" office:value="6.875" calcext:value-type="float">
            <text:p>6.875</text:p>
          </table:table-cell>
          <table:table-cell office:value-type="float" office:value="7.72222222222222" calcext:value-type="float">
            <text:p>7.7222222222</text:p>
          </table:table-cell>
          <table:table-cell office:value-type="float" office:value="7.94366197183099" calcext:value-type="float">
            <text:p>7.9436619718</text:p>
          </table:table-cell>
          <table:table-cell office:value-type="float" office:value="7.7887323943662" calcext:value-type="float">
            <text:p>7.7887323944</text:p>
          </table:table-cell>
          <table:table-cell office:value-type="float" office:value="7.74647887323944" calcext:value-type="float">
            <text:p>7.7464788732</text:p>
          </table:table-cell>
          <table:table-cell office:value-type="float" office:value="7.94366197183099" calcext:value-type="float">
            <text:p>7.9436619718</text:p>
          </table:table-cell>
          <table:table-cell office:value-type="float" office:value="8.77142857142857" calcext:value-type="float">
            <text:p>8.7714285714</text:p>
          </table:table-cell>
          <table:table-cell office:value-type="float" office:value="9.05714285714286" calcext:value-type="float">
            <text:p>9.0571428571</text:p>
          </table:table-cell>
          <table:table-cell office:value-type="float" office:value="8.80281690140845" calcext:value-type="float">
            <text:p>8.8028169014</text:p>
          </table:table-cell>
          <table:table-cell office:value-type="float" office:value="8.85294117647059" calcext:value-type="float">
            <text:p>8.8529411765</text:p>
          </table:table-cell>
          <table:table-cell office:value-type="float" office:value="8.76470588235294" calcext:value-type="float">
            <text:p>8.7647058824</text:p>
          </table:table-cell>
          <table:table-cell office:value-type="float" office:value="8" calcext:value-type="float">
            <text:p>8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9.06153846153846" calcext:value-type="float">
            <text:p>9.0615384615</text:p>
          </table:table-cell>
          <table:table-cell office:value-type="float" office:value="7.6" calcext:value-type="float">
            <text:p>7.6</text:p>
          </table:table-cell>
          <table:table-cell office:value-type="float" office:value="7.38461538461539" calcext:value-type="float">
            <text:p>7.3846153846</text:p>
          </table:table-cell>
          <table:table-cell office:value-type="float" office:value="8.81666666666667" calcext:value-type="float">
            <text:p>8.816666666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Juyee Anand Sabad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85294117647059" calcext:value-type="float">
            <text:p>8.8529411765</text:p>
          </table:table-cell>
          <table:table-cell office:value-type="float" office:value="8.76470588235294" calcext:value-type="float">
            <text:p>8.7647058824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.81666666666667" calcext:value-type="float">
            <text:p>8.816666666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Sadhwani Sahil Kama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.82142857142857" calcext:value-type="float">
            <text:p>7.82142857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ahu Gaurav Harikrishn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9.05" calcext:value-type="float">
            <text:p>9.0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table:number-columns-repeated="99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egha sahu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Sahu Sahil Harihar</text:p>
          </table:table-cell>
          <table:table-cell office:value-type="float" office:value="10" calcext:value-type="float">
            <text:p>10</text:p>
          </table:table-cell>
          <table:table-cell office:value-type="float" office:value="8.59722222222222" calcext:value-type="float">
            <text:p>8.5972222222</text:p>
          </table:table-cell>
          <table:table-cell office:value-type="float" office:value="8.55555555555556" calcext:value-type="float">
            <text:p>8.5555555556</text:p>
          </table:table-cell>
          <table:table-cell office:value-type="float" office:value="8.52777777777778" calcext:value-type="float">
            <text:p>8.5277777778</text:p>
          </table:table-cell>
          <table:table-cell office:value-type="float" office:value="8.68055555555556" calcext:value-type="float">
            <text:p>8.6805555556</text:p>
          </table:table-cell>
          <table:table-cell office:value-type="float" office:value="7.43055555555556" calcext:value-type="float">
            <text:p>7.4305555556</text:p>
          </table:table-cell>
          <table:table-cell office:value-type="float" office:value="7.48611111111111" calcext:value-type="float">
            <text:p>7.4861111111</text:p>
          </table:table-cell>
          <table:table-cell office:value-type="float" office:value="7.43055555555556" calcext:value-type="float">
            <text:p>7.4305555556</text:p>
          </table:table-cell>
          <table:table-cell office:value-type="float" office:value="6.875" calcext:value-type="float">
            <text:p>6.875</text:p>
          </table:table-cell>
          <table:table-cell office:value-type="float" office:value="7.72222222222222" calcext:value-type="float">
            <text:p>7.7222222222</text:p>
          </table:table-cell>
          <table:table-cell office:value-type="float" office:value="7.94366197183099" calcext:value-type="float">
            <text:p>7.9436619718</text:p>
          </table:table-cell>
          <table:table-cell office:value-type="float" office:value="7.7887323943662" calcext:value-type="float">
            <text:p>7.7887323944</text:p>
          </table:table-cell>
          <table:table-cell office:value-type="float" office:value="7.74647887323944" calcext:value-type="float">
            <text:p>7.7464788732</text:p>
          </table:table-cell>
          <table:table-cell office:value-type="float" office:value="7.94366197183099" calcext:value-type="float">
            <text:p>7.9436619718</text:p>
          </table:table-cell>
          <table:table-cell office:value-type="float" office:value="8.77142857142857" calcext:value-type="float">
            <text:p>8.7714285714</text:p>
          </table:table-cell>
          <table:table-cell office:value-type="float" office:value="9.05714285714286" calcext:value-type="float">
            <text:p>9.0571428571</text:p>
          </table:table-cell>
          <table:table-cell office:value-type="float" office:value="8.80281690140845" calcext:value-type="float">
            <text:p>8.8028169014</text:p>
          </table:table-cell>
          <table:table-cell office:value-type="float" office:value="8.85294117647059" calcext:value-type="float">
            <text:p>8.8529411765</text:p>
          </table:table-cell>
          <table:table-cell office:value-type="float" office:value="8.76470588235294" calcext:value-type="float">
            <text:p>8.7647058824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9.06153846153846" calcext:value-type="float">
            <text:p>9.0615384615</text:p>
          </table:table-cell>
          <table:table-cell office:value-type="float" office:value="7.6" calcext:value-type="float">
            <text:p>7.6</text:p>
          </table:table-cell>
          <table:table-cell office:value-type="float" office:value="7.38461538461539" calcext:value-type="float">
            <text:p>7.3846153846</text:p>
          </table:table-cell>
          <table:table-cell office:value-type="float" office:value="8.81666666666667" calcext:value-type="float">
            <text:p>8.816666666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Santwani Divya Rajkumar</text:p>
          </table:table-cell>
          <table:table-cell office:value-type="float" office:value="8.91780821917808" calcext:value-type="float">
            <text:p>8.9178082192</text:p>
          </table:table-cell>
          <table:table-cell office:value-type="float" office:value="8.59722222222222" calcext:value-type="float">
            <text:p>8.5972222222</text:p>
          </table:table-cell>
          <table:table-cell office:value-type="float" office:value="8.55555555555556" calcext:value-type="float">
            <text:p>8.5555555556</text:p>
          </table:table-cell>
          <table:table-cell office:value-type="float" office:value="8.52777777777778" calcext:value-type="float">
            <text:p>8.5277777778</text:p>
          </table:table-cell>
          <table:table-cell office:value-type="float" office:value="8.68055555555556" calcext:value-type="float">
            <text:p>8.6805555556</text:p>
          </table:table-cell>
          <table:table-cell office:value-type="float" office:value="7.43055555555556" calcext:value-type="float">
            <text:p>7.4305555556</text:p>
          </table:table-cell>
          <table:table-cell office:value-type="float" office:value="7.48611111111111" calcext:value-type="float">
            <text:p>7.4861111111</text:p>
          </table:table-cell>
          <table:table-cell office:value-type="float" office:value="7.43055555555556" calcext:value-type="float">
            <text:p>7.4305555556</text:p>
          </table:table-cell>
          <table:table-cell office:value-type="float" office:value="6.875" calcext:value-type="float">
            <text:p>6.875</text:p>
          </table:table-cell>
          <table:table-cell office:value-type="float" office:value="7.72222222222222" calcext:value-type="float">
            <text:p>7.7222222222</text:p>
          </table:table-cell>
          <table:table-cell office:value-type="float" office:value="7.94366197183099" calcext:value-type="float">
            <text:p>7.9436619718</text:p>
          </table:table-cell>
          <table:table-cell office:value-type="float" office:value="7.7887323943662" calcext:value-type="float">
            <text:p>7.7887323944</text:p>
          </table:table-cell>
          <table:table-cell office:value-type="float" office:value="7.74647887323944" calcext:value-type="float">
            <text:p>7.7464788732</text:p>
          </table:table-cell>
          <table:table-cell office:value-type="float" office:value="7.94366197183099" calcext:value-type="float">
            <text:p>7.9436619718</text:p>
          </table:table-cell>
          <table:table-cell office:value-type="float" office:value="8.77142857142857" calcext:value-type="float">
            <text:p>8.7714285714</text:p>
          </table:table-cell>
          <table:table-cell office:value-type="float" office:value="9.05714285714286" calcext:value-type="float">
            <text:p>9.0571428571</text:p>
          </table:table-cell>
          <table:table-cell office:value-type="float" office:value="8.80281690140845" calcext:value-type="float">
            <text:p>8.8028169014</text:p>
          </table:table-cell>
          <table:table-cell office:value-type="float" office:value="8.85294117647059" calcext:value-type="float">
            <text:p>8.8529411765</text:p>
          </table:table-cell>
          <table:table-cell office:value-type="float" office:value="8.76470588235294" calcext:value-type="float">
            <text:p>8.7647058824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9.06153846153846" calcext:value-type="float">
            <text:p>9.0615384615</text:p>
          </table:table-cell>
          <table:table-cell office:value-type="float" office:value="7.6" calcext:value-type="float">
            <text:p>7.6</text:p>
          </table:table-cell>
          <table:table-cell office:value-type="float" office:value="7.38461538461539" calcext:value-type="float">
            <text:p>7.3846153846</text:p>
          </table:table-cell>
          <table:table-cell office:value-type="float" office:value="8.81666666666667" calcext:value-type="float">
            <text:p>8.816666666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Shaikh Riza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Shelar Anurag Vasant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9.26" calcext:value-type="float">
            <text:p>9.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99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Deeksha Shetty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Shinde Aniket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table:number-columns-repeated="99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ishwa Shriram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.25" calcext:value-type="float">
            <text:p>8.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9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Amarjeet Singh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7.94366197183099" calcext:value-type="float">
            <text:p>7.9436619718</text:p>
          </table:table-cell>
          <table:table-cell office:value-type="float" office:value="7.7887323943662" calcext:value-type="float">
            <text:p>7.7887323944</text:p>
          </table:table-cell>
          <table:table-cell office:value-type="float" office:value="7.74647887323944" calcext:value-type="float">
            <text:p>7.7464788732</text:p>
          </table:table-cell>
          <table:table-cell office:value-type="float" office:value="7.94366197183099" calcext:value-type="float">
            <text:p>7.9436619718</text:p>
          </table:table-cell>
          <table:table-cell office:value-type="float" office:value="8.77142857142857" calcext:value-type="float">
            <text:p>8.7714285714</text:p>
          </table:table-cell>
          <table:table-cell office:value-type="float" office:value="9.05714285714286" calcext:value-type="float">
            <text:p>9.0571428571</text:p>
          </table:table-cell>
          <table:table-cell office:value-type="float" office:value="8.80281690140845" calcext:value-type="float">
            <text:p>8.8028169014</text:p>
          </table:table-cell>
          <table:table-cell office:value-type="float" office:value="8.85294117647059" calcext:value-type="float">
            <text:p>8.8529411765</text:p>
          </table:table-cell>
          <table:table-cell office:value-type="float" office:value="8.76470588235294" calcext:value-type="float">
            <text:p>8.7647058824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9.06153846153846" calcext:value-type="float">
            <text:p>9.0615384615</text:p>
          </table:table-cell>
          <table:table-cell office:value-type="float" office:value="7.6" calcext:value-type="float">
            <text:p>7.6</text:p>
          </table:table-cell>
          <table:table-cell office:value-type="float" office:value="7.38461538461539" calcext:value-type="float">
            <text:p>7.3846153846</text:p>
          </table:table-cell>
          <table:table-cell office:value-type="float" office:value="8.81666666666667" calcext:value-type="float">
            <text:p>8.816666666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Harsh Sing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table:number-columns-repeated="99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Hitesh Soneta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alreja Nikita Pratab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21" calcext:value-type="float">
            <text:p>8.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99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Tandel Anish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Tarachandani Priyanka Ramchan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Tolani Jiten Nirma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alecha Muskan Gulraj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etal Prajakta Vi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.81666666666667" calcext:value-type="float">
            <text:p>8.816666666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idhrani Seema Prakashlal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Wadhwani Diy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.77142857142857" calcext:value-type="float">
            <text:p>8.7714285714</text:p>
          </table:table-cell>
          <table:table-cell office:value-type="float" office:value="9.05714285714286" calcext:value-type="float">
            <text:p>9.0571428571</text:p>
          </table:table-cell>
          <table:table-cell office:value-type="float" office:value="10" calcext:value-type="float">
            <text:p>10</text:p>
          </table:table-cell>
          <table:table-cell office:value-type="float" office:value="8.85294117647059" calcext:value-type="float">
            <text:p>8.8529411765</text:p>
          </table:table-cell>
          <table:table-cell office:value-type="float" office:value="8.76470588235294" calcext:value-type="float">
            <text:p>8.7647058824</text:p>
          </table:table-cell>
          <table:table-cell office:value-type="float" office:value="8.04" calcext:value-type="float">
            <text:p>8.04</text:p>
          </table:table-cell>
          <table:table-cell office:value-type="float" office:value="7.82142857142857" calcext:value-type="float">
            <text:p>7.8214285714</text:p>
          </table:table-cell>
          <table:table-cell office:value-type="float" office:value="9.06153846153846" calcext:value-type="float">
            <text:p>9.0615384615</text:p>
          </table:table-cell>
          <table:table-cell office:value-type="float" office:value="7.6" calcext:value-type="float">
            <text:p>7.6</text:p>
          </table:table-cell>
          <table:table-cell office:value-type="float" office:value="7.38461538461539" calcext:value-type="float">
            <text:p>7.3846153846</text:p>
          </table:table-cell>
          <table:table-cell office:value-type="float" office:value="8.81666666666667" calcext:value-type="float">
            <text:p>8.8166666667</text:p>
          </table:table-cell>
          <table:table-cell office:value-type="float" office:value="8.1537037037037" calcext:value-type="float">
            <text:p>8.1537037037</text:p>
          </table:table-cell>
          <table:table-cell table:number-columns-repeated="99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rks" style:display-name="PageStyle_mark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06:41:37</meta:creation-date>
    <dc:date>2018-08-12T13:21:30.163097092</dc:date>
    <meta:generator>LibreOffice/5.1.6.2$Linux_X86_64 LibreOffice_project/10m0$Build-2</meta:generator>
    <meta:editing-duration>PT1H3M10S</meta:editing-duration>
    <meta:editing-cycles>2</meta:editing-cycles>
    <meta:document-statistic meta:table-count="1" meta:cell-count="215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